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ff7210" style:family="table" style:master-page-name="ta-mp-0xff7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2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0de68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deb08" style:family="table-cell" style:data-style-name="General">
      <style:table-cell-properties fo:background-color="#0000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ffffff" fo:font-family="Sans"/>
    </style:style>
    <style:style style:name="ACE-0x10de4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dec28" style:family="table-cell" style:data-style-name="General">
      <style:table-cell-properties fo:background-color="#0000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erif"/>
    </style:style>
    <style:style style:name="ACE-0x10de8c8" style:family="table-cell" style:data-style-name="General">
      <style:table-cell-properties fo:background-color="#0000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de9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10de7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erif"/>
    </style:style>
    <style:style style:name="ACE-0x10de5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erif"/>
    </style:style>
    <style:style style:name="ACE-0x10ded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erif"/>
    </style:style>
    <style:style style:name="ACOL-1" style:family="table-column">
      <style:table-column-properties style:column-width="108.79pt" style:use-optimal-column-width="true"/>
    </style:style>
    <style:style style:name="ACOL-2" style:family="table-column">
      <style:table-column-properties style:column-width="82.60pt" style:use-optimal-column-width="true"/>
    </style:style>
    <style:style style:name="ACOL-3" style:family="table-column">
      <style:table-column-properties style:column-width="64.01pt" style:use-optimal-column-width="true"/>
    </style:style>
    <style:style style:name="ACOL-4" style:family="table-column">
      <style:table-column-properties style:column-width="128.10pt" style:use-optimal-column-width="true"/>
    </style:style>
    <style:style style:name="ACOL-5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ff7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 table:number-columns-repeated="4"/>
        <table:table-column table:style-name="ACOL-4"/>
        <table:table-column table:style-name="ACOL-3"/>
        <table:table-column table:style-name="ACOL-0" table:number-columns-repeated="248"/>
        <table:table-row table:style-name="AROW-0">
          <table:table-cell table:style-name="Gnumeric-default"/>
          <table:table-cell table:style-name="Gnumeric-default" office:value-type="string" office:string-value="Flag -O0">
            <text:p>Flag -O0</text:p>
          </table:table-cell>
          <table:table-cell table:style-name="Gnumeric-default" office:value-type="string" office:string-value="Flag -O1">
            <text:p>Flag -O1</text:p>
          </table:table-cell>
          <table:table-cell table:style-name="Gnumeric-default" office:value-type="string" office:string-value="Flag -O3">
            <text:p>Flag -O3</text:p>
          </table:table-cell>
          <table:table-cell table:style-name="Gnumeric-default" office:value-type="string" office:string-value="-vec">
            <text:p>-vec</text:p>
          </table:table-cell>
          <table:table-cell table:style-name="Gnumeric-default" office:value-type="string" office:string-value="-no-vec">
            <text:p>-no-vec</text:p>
          </table:table-cell>
          <table:table-cell table:style-name="Gnumeric-default" office:value-type="string" office:string-value="-vec &amp; -vec-report">
            <text:p>-vec &amp; -vec-report</text:p>
          </table:table-cell>
          <table:table-cell table:style-name="Gnumeric-default" office:value-type="string" office:string-value="-xhost">
            <text:p>-xhost</text:p>
          </table:table-cell>
          <table:table-cell table:number-columns-repeated="248" table:style-name="Gnumeric-default"/>
        </table:table-row>
        <table:table-row table:style-name="AROW-0">
          <table:table-cell table:style-name="ACE-0x10deb08" office:value-type="string" office:string-value="cojack.dat">
            <text:p>cojack.dat</text:p>
          </table:table-cell>
          <table:table-cell table:number-columns-repeated="3" table:style-name="ACE-0x10deb08"/>
          <table:table-cell table:number-columns-repeated="252" table:style-name="Gnumeric-default"/>
        </table:table-row>
        <table:table-row table:style-name="AROW-0">
          <table:table-cell table:style-name="ACE-0x10de8c8" office:value-type="string" office:string-value="execution time">
            <text:p>execution time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3.792917">
            <text:p>13.792917</text:p>
          </table:table-cell>
          <table:table-cell table:style-name="ACE-0x10de568" office:value-type="float" office:value="5.05401">
            <text:p>5.05401</text:p>
          </table:table-cell>
          <table:table-cell table:style-name="ACE-0x10de568" office:value-type="float" office:value="4.33294">
            <text:p>4.33294</text:p>
          </table:table-cell>
          <table:table-cell table:style-name="Gnumeric-default" office:value-type="float" office:value="13.820777">
            <text:p>13.820777</text:p>
          </table:table-cell>
          <table:table-cell table:style-name="Gnumeric-default" office:value-type="float" office:value="13.804112">
            <text:p>13.804112</text:p>
          </table:table-cell>
          <table:table-cell table:style-name="Gnumeric-default" office:value-type="float" office:value="4.328266">
            <text:p>4.328266</text:p>
          </table:table-cell>
          <table:table-cell table:style-name="ACE-0x10de568" office:value-type="float" office:value="4.45299">
            <text:p>4.4529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3.781">
            <text:p>13.781</text:p>
          </table:table-cell>
          <table:table-cell table:style-name="ACE-0x10de568" office:value-type="float" office:value="5.08905">
            <text:p>5.08905</text:p>
          </table:table-cell>
          <table:table-cell table:style-name="ACE-0x10de568" office:value-type="float" office:value="4.32005">
            <text:p>4.32005</text:p>
          </table:table-cell>
          <table:table-cell table:style-name="Gnumeric-default" office:value-type="float" office:value="13.828448">
            <text:p>13.828448</text:p>
          </table:table-cell>
          <table:table-cell table:style-name="Gnumeric-default" office:value-type="float" office:value="13.872534">
            <text:p>13.872534</text:p>
          </table:table-cell>
          <table:table-cell table:style-name="Gnumeric-default" office:value-type="float" office:value="4.333796">
            <text:p>4.333796</text:p>
          </table:table-cell>
          <table:table-cell table:style-name="ACE-0x10de568" office:value-type="float" office:value="4.44454">
            <text:p>4.4445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3.843062">
            <text:p>13.843062</text:p>
          </table:table-cell>
          <table:table-cell table:style-name="ACE-0x10de568" office:value-type="float" office:value="5.04089">
            <text:p>5.04089</text:p>
          </table:table-cell>
          <table:table-cell table:style-name="ACE-0x10de568" office:value-type="float" office:value="4.33365">
            <text:p>4.33365</text:p>
          </table:table-cell>
          <table:table-cell table:style-name="Gnumeric-default" office:value-type="float" office:value="13.837275">
            <text:p>13.837275</text:p>
          </table:table-cell>
          <table:table-cell table:style-name="Gnumeric-default" office:value-type="float" office:value="13.861693">
            <text:p>13.861693</text:p>
          </table:table-cell>
          <table:table-cell table:style-name="Gnumeric-default" office:value-type="float" office:value="4.350642">
            <text:p>4.350642</text:p>
          </table:table-cell>
          <table:table-cell table:style-name="ACE-0x10de568" office:value-type="float" office:value="4.44439">
            <text:p>4.4443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average">
            <text:p>averag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ACE-0x10de8c8" office:value-type="string" office:string-value="Mflops">
            <text:p>Mflops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560.452087">
            <text:p>560.452087</text:p>
          </table:table-cell>
          <table:table-cell table:style-name="ACE-0x10de568" office:value-type="float" office:value="1568.02">
            <text:p>1568.02</text:p>
          </table:table-cell>
          <table:table-cell table:style-name="ACE-0x10de568" office:value-type="float" office:value="757.994">
            <text:p>757.994</text:p>
          </table:table-cell>
          <table:table-cell table:style-name="Gnumeric-default" office:value-type="float" office:value="558.997559">
            <text:p>558.997559</text:p>
          </table:table-cell>
          <table:table-cell table:style-name="Gnumeric-default" office:value-type="float" office:value="556.865967">
            <text:p>556.865967</text:p>
          </table:table-cell>
          <table:table-cell table:style-name="Gnumeric-default" office:value-type="float" office:value="756.990601">
            <text:p>756.990601</text:p>
          </table:table-cell>
          <table:table-cell table:style-name="ACE-0x10de568" office:value-type="float" office:value="0.06382">
            <text:p>0.063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560.665161">
            <text:p>560.665161</text:p>
          </table:table-cell>
          <table:table-cell table:style-name="ACE-0x10de568" office:value-type="float" office:value="1558.68">
            <text:p>1558.68</text:p>
          </table:table-cell>
          <table:table-cell table:style-name="ACE-0x10de568" office:value-type="float" office:value="761.25">
            <text:p>761.25</text:p>
          </table:table-cell>
          <table:table-cell table:style-name="Gnumeric-default" office:value-type="float" office:value="558.716431">
            <text:p>558.716431</text:p>
          </table:table-cell>
          <table:table-cell table:style-name="Gnumeric-default" office:value-type="float" office:value="558.155823">
            <text:p>558.155823</text:p>
          </table:table-cell>
          <table:table-cell table:style-name="Gnumeric-default" office:value-type="float" office:value="756.3526">
            <text:p>756.3526</text:p>
          </table:table-cell>
          <table:table-cell table:style-name="ACE-0x10de568" office:value-type="float" office:value="0.06341">
            <text:p>0.063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558.51239">
            <text:p>558.51239</text:p>
          </table:table-cell>
          <table:table-cell table:style-name="ACE-0x10de568" office:value-type="float" office:value="1573.64">
            <text:p>1573.64</text:p>
          </table:table-cell>
          <table:table-cell table:style-name="ACE-0x10de568" office:value-type="float" office:value="759.2">
            <text:p>759.2</text:p>
          </table:table-cell>
          <table:table-cell table:style-name="Gnumeric-default" office:value-type="float" office:value="558.378052">
            <text:p>558.378052</text:p>
          </table:table-cell>
          <table:table-cell table:style-name="Gnumeric-default" office:value-type="float" office:value="558.423218">
            <text:p>558.423218</text:p>
          </table:table-cell>
          <table:table-cell table:style-name="Gnumeric-default" office:value-type="float" office:value="757.4532">
            <text:p>757.4532</text:p>
          </table:table-cell>
          <table:table-cell table:style-name="ACE-0x10de568" office:value-type="float" office:value="0.06362">
            <text:p>0.0636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average">
            <text:p>averag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d48"/>
          <table:table-cell table:number-columns-repeated="248" table:style-name="Gnumeric-default"/>
        </table:table-row>
        <table:table-row table:style-name="AROW-0">
          <table:table-cell table:style-name="ACE-0x10de8c8" office:value-type="string" office:string-value="L2 cache miss rate">
            <text:p>L2 cache miss rat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ACE-0x10de688" office:value-type="float" office:value="0.1404507">
            <text:p>1.40E−01</text:p>
          </table:table-cell>
          <table:table-cell table:style-name="ACE-0x10de568" office:value-type="string" office:string-value="3.92E−01">
            <text:p>3.92E−01</text:p>
          </table:table-cell>
          <table:table-cell table:style-name="ACE-0x10de568" office:value-type="string" office:string-value="5.10E−01">
            <text:p>5.10E−01</text:p>
          </table:table-cell>
          <table:table-cell table:style-name="ACE-0x10de688" office:value-type="float" office:value="0.14497">
            <text:p>1.45E−01</text:p>
          </table:table-cell>
          <table:table-cell table:style-name="ACE-0x10de688" office:value-type="float" office:value="0.1446279">
            <text:p>1.45E−01</text:p>
          </table:table-cell>
          <table:table-cell table:style-name="ACE-0x10de688" office:value-type="float" office:value="0.5114427">
            <text:p>5.11E−01</text:p>
          </table:table-cell>
          <table:table-cell table:style-name="ACE-0x10de568" office:value-type="string" office:string-value="5.17E−01">
            <text:p>5.17E−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ACE-0x10de688" office:value-type="float" office:value="0.1437703">
            <text:p>1.44E−01</text:p>
          </table:table-cell>
          <table:table-cell table:style-name="ACE-0x10de568" office:value-type="string" office:string-value="3.90E−01">
            <text:p>3.90E−01</text:p>
          </table:table-cell>
          <table:table-cell table:style-name="ACE-0x10de568" office:value-type="string" office:string-value="5.06E−01">
            <text:p>5.06E−01</text:p>
          </table:table-cell>
          <table:table-cell table:style-name="ACE-0x10de688" office:value-type="float" office:value="0.1455087">
            <text:p>1.46E−01</text:p>
          </table:table-cell>
          <table:table-cell table:style-name="ACE-0x10de688" office:value-type="float" office:value="0.1404324">
            <text:p>1.40E−01</text:p>
          </table:table-cell>
          <table:table-cell table:style-name="ACE-0x10de688" office:value-type="float" office:value="0.5097175">
            <text:p>5.10E−01</text:p>
          </table:table-cell>
          <table:table-cell table:style-name="ACE-0x10de568" office:value-type="string" office:string-value="5.18E−01">
            <text:p>5.18E−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ACE-0x10de688" office:value-type="float" office:value="0.1462358">
            <text:p>1.46E−01</text:p>
          </table:table-cell>
          <table:table-cell table:style-name="ACE-0x10de568" office:value-type="string" office:string-value="3.95E−01">
            <text:p>3.95E−01</text:p>
          </table:table-cell>
          <table:table-cell table:style-name="ACE-0x10de568" office:value-type="string" office:string-value="5.07E−01">
            <text:p>5.07E−01</text:p>
          </table:table-cell>
          <table:table-cell table:style-name="ACE-0x10de688" office:value-type="float" office:value="0.1412965">
            <text:p>1.41E−01</text:p>
          </table:table-cell>
          <table:table-cell table:style-name="ACE-0x10de688" office:value-type="float" office:value="0.1448069">
            <text:p>1.45E−01</text:p>
          </table:table-cell>
          <table:table-cell table:style-name="ACE-0x10de688" office:value-type="float" office:value="0.5075206">
            <text:p>5.08E−01</text:p>
          </table:table-cell>
          <table:table-cell table:style-name="ACE-0x10de568" office:value-type="string" office:string-value="5.17E−01">
            <text:p>5.17E−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average">
            <text:p>averag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ACE-0x10de8c8" office:value-type="string" office:string-value="L3 cache miss rate">
            <text:p>L3 cache miss rat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ACE-0x10de688" office:value-type="float" office:value="0.1404507">
            <text:p>1.40E−01</text:p>
          </table:table-cell>
          <table:table-cell table:style-name="ACE-0x10de568" office:value-type="string" office:string-value="8.57E−02">
            <text:p>8.57E−02</text:p>
          </table:table-cell>
          <table:table-cell table:style-name="ACE-0x10de568" office:value-type="string" office:string-value="1.08E−01">
            <text:p>1.08E−01</text:p>
          </table:table-cell>
          <table:table-cell table:style-name="ACE-0x10de688" office:value-type="float" office:value="0.1185338">
            <text:p>1.19E−01</text:p>
          </table:table-cell>
          <table:table-cell table:style-name="ACE-0x10de688" office:value-type="float" office:value="0.1162864">
            <text:p>1.16E−01</text:p>
          </table:table-cell>
          <table:table-cell table:style-name="ACE-0x10de688" office:value-type="float" office:value="0.1084619">
            <text:p>1.08E−01</text:p>
          </table:table-cell>
          <table:table-cell table:style-name="ACE-0x10de568" office:value-type="string" office:string-value="1.61E−01">
            <text:p>1.61E−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ACE-0x10de688" office:value-type="float" office:value="0.1144226">
            <text:p>1.14E−01</text:p>
          </table:table-cell>
          <table:table-cell table:style-name="ACE-0x10de568" office:value-type="string" office:string-value="8.43E−02">
            <text:p>8.43E−02</text:p>
          </table:table-cell>
          <table:table-cell table:style-name="ACE-0x10de568" office:value-type="string" office:string-value="1.07E−01">
            <text:p>1.07E−01</text:p>
          </table:table-cell>
          <table:table-cell table:style-name="ACE-0x10de688" office:value-type="float" office:value="0.1157598">
            <text:p>1.16E−01</text:p>
          </table:table-cell>
          <table:table-cell table:style-name="ACE-0x10de688" office:value-type="float" office:value="0.114043">
            <text:p>1.14E−01</text:p>
          </table:table-cell>
          <table:table-cell table:style-name="ACE-0x10de688" office:value-type="float" office:value="0.1072952">
            <text:p>1.07E−01</text:p>
          </table:table-cell>
          <table:table-cell table:style-name="ACE-0x10de568" office:value-type="string" office:string-value="1.58E−01">
            <text:p>1.58E−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ACE-0x10de688" office:value-type="float" office:value="0.1162314">
            <text:p>1.16E−01</text:p>
          </table:table-cell>
          <table:table-cell table:style-name="ACE-0x10de568" office:value-type="string" office:string-value="8.69E−02">
            <text:p>8.69E−02</text:p>
          </table:table-cell>
          <table:table-cell table:style-name="ACE-0x10de568" office:value-type="string" office:string-value="1.06E−01">
            <text:p>1.06E−01</text:p>
          </table:table-cell>
          <table:table-cell table:style-name="ACE-0x10de688" office:value-type="float" office:value="0.1206972">
            <text:p>1.21E−01</text:p>
          </table:table-cell>
          <table:table-cell table:style-name="ACE-0x10de688" office:value-type="float" office:value="0.1161674">
            <text:p>1.16E−01</text:p>
          </table:table-cell>
          <table:table-cell table:style-name="ACE-0x10de688" office:value-type="float" office:value="0.1066572">
            <text:p>1.07E−01</text:p>
          </table:table-cell>
          <table:table-cell table:style-name="ACE-0x10de568" office:value-type="string" office:string-value="1.57E−01">
            <text:p>1.57E−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average">
            <text:p>averag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ACE-0x10deb08" office:value-type="string" office:string-value="tjunc.dat">
            <text:p>tjunc.dat</text:p>
          </table:table-cell>
          <table:table-cell table:style-name="ACE-0x10deb08"/>
          <table:table-cell table:number-columns-repeated="2" table:style-name="ACE-0x10dec2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ACE-0x10de8c8" office:value-type="string" office:string-value="execution time">
            <text:p>execution tim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.298871">
            <text:p>0.298871</text:p>
          </table:table-cell>
          <table:table-cell table:style-name="ACE-0x10de568" office:value-type="float" office:value="0.09351">
            <text:p>0.09351</text:p>
          </table:table-cell>
          <table:table-cell table:style-name="ACE-0x10de568" office:value-type="float" office:value="0.07358">
            <text:p>0.07358</text:p>
          </table:table-cell>
          <table:table-cell table:style-name="Gnumeric-default" office:value-type="float" office:value="0.29914">
            <text:p>0.29914</text:p>
          </table:table-cell>
          <table:table-cell table:style-name="Gnumeric-default" office:value-type="float" office:value="0.299291">
            <text:p>0.299291</text:p>
          </table:table-cell>
          <table:table-cell table:style-name="Gnumeric-default" office:value-type="float" office:value="0.073729">
            <text:p>0.073729</text:p>
          </table:table-cell>
          <table:table-cell table:style-name="ACE-0x10de568" office:value-type="float" office:value="0.07571">
            <text:p>0.0757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.299023">
            <text:p>0.299023</text:p>
          </table:table-cell>
          <table:table-cell table:style-name="ACE-0x10de568" office:value-type="float" office:value="0.09332">
            <text:p>0.09332</text:p>
          </table:table-cell>
          <table:table-cell table:style-name="ACE-0x10de568" office:value-type="float" office:value="0.07347">
            <text:p>0.07347</text:p>
          </table:table-cell>
          <table:table-cell table:style-name="Gnumeric-default" office:value-type="float" office:value="0.298769">
            <text:p>0.298769</text:p>
          </table:table-cell>
          <table:table-cell table:style-name="ACE-0x10de9e8" office:value-type="float" office:value="0.298634">
            <text:p>0.298634</text:p>
          </table:table-cell>
          <table:table-cell table:style-name="Gnumeric-default" office:value-type="float" office:value="0.073916">
            <text:p>0.073916</text:p>
          </table:table-cell>
          <table:table-cell table:style-name="ACE-0x10de568" office:value-type="float" office:value="0.07543">
            <text:p>0.0754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.299185">
            <text:p>0.299185</text:p>
          </table:table-cell>
          <table:table-cell table:style-name="ACE-0x10de568" office:value-type="float" office:value="0.09347">
            <text:p>0.09347</text:p>
          </table:table-cell>
          <table:table-cell table:style-name="ACE-0x10de568" office:value-type="float" office:value="0.07382">
            <text:p>0.07382</text:p>
          </table:table-cell>
          <table:table-cell table:style-name="Gnumeric-default" office:value-type="float" office:value="0.298767">
            <text:p>0.298767</text:p>
          </table:table-cell>
          <table:table-cell table:style-name="Gnumeric-default" office:value-type="float" office:value="0.2993">
            <text:p>0.2993</text:p>
          </table:table-cell>
          <table:table-cell table:style-name="Gnumeric-default" office:value-type="float" office:value="0.073572">
            <text:p>0.073572</text:p>
          </table:table-cell>
          <table:table-cell table:style-name="ACE-0x10de568" office:value-type="float" office:value="0.07536">
            <text:p>0.0753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average">
            <text:p>averag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ACE-0x10de8c8" office:value-type="string" office:string-value="Mflops">
            <text:p>Mflops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585.474304">
            <text:p>585.474304</text:p>
          </table:table-cell>
          <table:table-cell table:style-name="ACE-0x10de568" office:value-type="float" office:value="1908.53">
            <text:p>1908.53</text:p>
          </table:table-cell>
          <table:table-cell table:style-name="ACE-0x10de568" office:value-type="float" office:value="997.673">
            <text:p>997.673</text:p>
          </table:table-cell>
          <table:table-cell table:style-name="Gnumeric-default" office:value-type="float" office:value="585.026672">
            <text:p>585.026672</text:p>
          </table:table-cell>
          <table:table-cell table:style-name="Gnumeric-default" office:value-type="float" office:value="584.621704">
            <text:p>584.621704</text:p>
          </table:table-cell>
          <table:table-cell table:style-name="Gnumeric-default" office:value-type="float" office:value="995.014038">
            <text:p>995.014038</text:p>
          </table:table-cell>
          <table:table-cell table:style-name="ACE-0x10de568" office:value-type="float" office:value="1.10703">
            <text:p>1.1070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584.928589">
            <text:p>584.928589</text:p>
          </table:table-cell>
          <table:table-cell table:style-name="ACE-0x10de568" office:value-type="float" office:value="1912.37">
            <text:p>1912.37</text:p>
          </table:table-cell>
          <table:table-cell table:style-name="ACE-0x10de568" office:value-type="float" office:value="1001.01">
            <text:p>1001.01</text:p>
          </table:table-cell>
          <table:table-cell table:style-name="Gnumeric-default" office:value-type="float" office:value="585.41687">
            <text:p>585.41687</text:p>
          </table:table-cell>
          <table:table-cell table:style-name="Gnumeric-default" office:value-type="float" office:value="586.080261">
            <text:p>586.080261</text:p>
          </table:table-cell>
          <table:table-cell table:style-name="Gnumeric-default" office:value-type="float" office:value="998.505188">
            <text:p>998.505188</text:p>
          </table:table-cell>
          <table:table-cell table:style-name="ACE-0x10de568" office:value-type="float" office:value="1.04354">
            <text:p>1.0435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585.325867">
            <text:p>585.325867</text:p>
          </table:table-cell>
          <table:table-cell table:style-name="ACE-0x10de568" office:value-type="float" office:value="1909.62">
            <text:p>1909.62</text:p>
          </table:table-cell>
          <table:table-cell table:style-name="ACE-0x10de568" office:value-type="float" office:value="995.408">
            <text:p>995.408</text:p>
          </table:table-cell>
          <table:table-cell table:style-name="Gnumeric-default" office:value-type="float" office:value="585.71637">
            <text:p>585.71637</text:p>
          </table:table-cell>
          <table:table-cell table:style-name="Gnumeric-default" office:value-type="float" office:value="585.339661">
            <text:p>585.339661</text:p>
          </table:table-cell>
          <table:table-cell table:style-name="Gnumeric-default" office:value-type="float" office:value="999.781494">
            <text:p>999.781494</text:p>
          </table:table-cell>
          <table:table-cell table:style-name="ACE-0x10de568" office:value-type="float" office:value="1.08198">
            <text:p>1.0819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average">
            <text:p>averag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ACE-0x10de8c8" office:value-type="string" office:string-value="L2 cache miss rate">
            <text:p>L2 cache miss rat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ACE-0x10de688" office:value-type="float" office:value="0.06964533">
            <text:p>6.96E−02</text:p>
          </table:table-cell>
          <table:table-cell table:style-name="ACE-0x10de568" office:value-type="string" office:string-value="2.30E−01">
            <text:p>2.30E−01</text:p>
          </table:table-cell>
          <table:table-cell table:style-name="ACE-0x10de568" office:value-type="string" office:string-value="3.82E−01">
            <text:p>3.82E−01</text:p>
          </table:table-cell>
          <table:table-cell table:style-name="ACE-0x10de688" office:value-type="float" office:value="0.06623906">
            <text:p>6.62E−02</text:p>
          </table:table-cell>
          <table:table-cell table:style-name="ACE-0x10de688" office:value-type="float" office:value="0.07158562">
            <text:p>7.16E−02</text:p>
          </table:table-cell>
          <table:table-cell table:style-name="ACE-0x10de688" office:value-type="float" office:value="0.3853779">
            <text:p>3.85E−01</text:p>
          </table:table-cell>
          <table:table-cell table:style-name="ACE-0x10de568" office:value-type="string" office:string-value="4.24E−01">
            <text:p>4.24E−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ACE-0x10de688" office:value-type="float" office:value="0.0687271">
            <text:p>6.87E−02</text:p>
          </table:table-cell>
          <table:table-cell table:style-name="ACE-0x10de568" office:value-type="string" office:string-value="2.22E−01">
            <text:p>2.22E−01</text:p>
          </table:table-cell>
          <table:table-cell table:style-name="ACE-0x10de568" office:value-type="string" office:string-value="3.83E−01">
            <text:p>3.83E−01</text:p>
          </table:table-cell>
          <table:table-cell table:style-name="ACE-0x10de688" office:value-type="float" office:value="0.06698793">
            <text:p>6.70E−02</text:p>
          </table:table-cell>
          <table:table-cell table:style-name="ACE-0x10de688" office:value-type="float" office:value="0.06717453">
            <text:p>6.72E−02</text:p>
          </table:table-cell>
          <table:table-cell table:style-name="ACE-0x10de688" office:value-type="float" office:value="0.3825284">
            <text:p>3.83E−01</text:p>
          </table:table-cell>
          <table:table-cell table:style-name="ACE-0x10de568" office:value-type="string" office:string-value="4.17E−01">
            <text:p>4.17E−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ACE-0x10de688" office:value-type="float" office:value="0.06674975">
            <text:p>6.67E−02</text:p>
          </table:table-cell>
          <table:table-cell table:style-name="ACE-0x10de568" office:value-type="string" office:string-value="2.20E−01">
            <text:p>2.20E−01</text:p>
          </table:table-cell>
          <table:table-cell table:style-name="ACE-0x10de568" office:value-type="string" office:string-value="3.82E−01">
            <text:p>3.82E−01</text:p>
          </table:table-cell>
          <table:table-cell table:style-name="ACE-0x10de688" office:value-type="float" office:value="0.06755182">
            <text:p>6.76E−02</text:p>
          </table:table-cell>
          <table:table-cell table:style-name="ACE-0x10de688" office:value-type="float" office:value="0.06668621">
            <text:p>6.67E−02</text:p>
          </table:table-cell>
          <table:table-cell table:style-name="ACE-0x10de688" office:value-type="float" office:value="0.3840809">
            <text:p>3.84E−01</text:p>
          </table:table-cell>
          <table:table-cell table:style-name="ACE-0x10de568" office:value-type="string" office:string-value="4.09E−01">
            <text:p>4.09E−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average">
            <text:p>averag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ACE-0x10de8c8" office:value-type="string" office:string-value="L3 cache miss rate">
            <text:p>L3 cache miss rate</text:p>
          </table:table-cell>
          <table:table-cell table:style-name="Gnumeric-default"/>
          <table:table-cell table:number-columns-repeated="2" table:style-name="ACE-0x10de7a8"/>
          <table:table-cell table:number-columns-repeated="3" table:style-name="Gnumeric-default"/>
          <table:table-cell table:style-name="ACE-0x10de7a8"/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ACE-0x10de688" office:value-type="float" office:value="4.976739e-05">
            <text:p>4.98E−05</text:p>
          </table:table-cell>
          <table:table-cell table:style-name="ACE-0x10de568" office:value-type="string" office:string-value="2.34E−05">
            <text:p>2.34E−05</text:p>
          </table:table-cell>
          <table:table-cell table:style-name="ACE-0x10de568" office:value-type="string" office:string-value="2.68E−05">
            <text:p>2.68E−05</text:p>
          </table:table-cell>
          <table:table-cell table:style-name="ACE-0x10de688" office:value-type="float" office:value="2.023449e-05">
            <text:p>2.02E−05</text:p>
          </table:table-cell>
          <table:table-cell table:style-name="ACE-0x10de688" office:value-type="float" office:value="5.247373e-05">
            <text:p>5.25E−05</text:p>
          </table:table-cell>
          <table:table-cell table:style-name="ACE-0x10de688" office:value-type="float" office:value="2.206562e-05">
            <text:p>2.21E−05</text:p>
          </table:table-cell>
          <table:table-cell table:style-name="ACE-0x10de568" office:value-type="string" office:string-value="1.89E−05">
            <text:p>1.89E−0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ACE-0x10de688" office:value-type="float" office:value="2.326549e-05">
            <text:p>2.33E−05</text:p>
          </table:table-cell>
          <table:table-cell table:style-name="ACE-0x10de568" office:value-type="string" office:string-value="1.62E−05">
            <text:p>1.62E−05</text:p>
          </table:table-cell>
          <table:table-cell table:style-name="ACE-0x10de568" office:value-type="string" office:string-value="1.10E−05">
            <text:p>1.10E−05</text:p>
          </table:table-cell>
          <table:table-cell table:style-name="ACE-0x10de688" office:value-type="float" office:value="4.841727e-05">
            <text:p>4.84E−05</text:p>
          </table:table-cell>
          <table:table-cell table:style-name="ACE-0x10de688" office:value-type="float" office:value="2.893729e-05">
            <text:p>2.89E−05</text:p>
          </table:table-cell>
          <table:table-cell table:style-name="ACE-0x10de688" office:value-type="float" office:value="1.263467e-05">
            <text:p>1.26E−05</text:p>
          </table:table-cell>
          <table:table-cell table:style-name="ACE-0x10de568" office:value-type="string" office:string-value="1.15E−05">
            <text:p>1.15E−0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ACE-0x10de688" office:value-type="float" office:value="2.558258e-05">
            <text:p>2.56E−05</text:p>
          </table:table-cell>
          <table:table-cell table:style-name="ACE-0x10de568" office:value-type="string" office:string-value="1.15E−05">
            <text:p>1.15E−05</text:p>
          </table:table-cell>
          <table:table-cell table:style-name="ACE-0x10de568" office:value-type="string" office:string-value="1.07E−05">
            <text:p>1.07E−05</text:p>
          </table:table-cell>
          <table:table-cell table:style-name="ACE-0x10de688" office:value-type="float" office:value="2.986601e-05">
            <text:p>2.99E−05</text:p>
          </table:table-cell>
          <table:table-cell table:style-name="ACE-0x10de688" office:value-type="float" office:value="1.18854e-05">
            <text:p>1.19E−05</text:p>
          </table:table-cell>
          <table:table-cell table:style-name="ACE-0x10de688" office:value-type="float" office:value="6.652684e-06">
            <text:p>6.65E−06</text:p>
          </table:table-cell>
          <table:table-cell table:style-name="ACE-0x10de568" office:value-type="string" office:string-value="6.63E−06">
            <text:p>6.63E−0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average">
            <text:p>average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Gnumeric-default"/>
          <table:table-cell table:style-name="Gnumeric-default" office:value-type="string" office:string-value="text">
            <text:p>text</text:p>
          </table:table-cell>
          <table:table-cell table:style-name="Gnumeric-default" office:value-type="string" office:string-value="bin">
            <text:p>bin</text:p>
          </table:table-cell>
          <table:table-cell table:number-columns-repeated="253" table:style-name="Gnumeric-default"/>
        </table:table-row>
        <table:table-row table:style-name="AROW-1">
          <table:table-cell table:style-name="ACE-0x10deb08" office:value-type="string" office:string-value="cojack.dat">
            <text:p>cojack.dat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.616624">
            <text:p>1.616624</text:p>
          </table:table-cell>
          <table:table-cell table:style-name="Gnumeric-default" office:value-type="float" office:value="0.040608">
            <text:p>0.040608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.619001">
            <text:p>1.619001</text:p>
          </table:table-cell>
          <table:table-cell table:style-name="Gnumeric-default" office:value-type="float" office:value="0.041711">
            <text:p>0.041711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.617975">
            <text:p>1.617975</text:p>
          </table:table-cell>
          <table:table-cell table:style-name="Gnumeric-default" office:value-type="float" office:value="0.040275">
            <text:p>0.040275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average">
            <text:p>average</text:p>
          </table:table-cell>
          <table:table-cell table:number-columns-repeated="255" table:style-name="Gnumeric-default"/>
        </table:table-row>
        <table:table-row table:style-name="AROW-1">
          <table:table-cell table:style-name="ACE-0x10deb08" office:value-type="string" office:string-value="tjunc.dat">
            <text:p>tjunc.dat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.074612">
            <text:p>0.074612</text:p>
          </table:table-cell>
          <table:table-cell table:style-name="Gnumeric-default" office:value-type="float" office:value="0.002668">
            <text:p>0.002668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0.074885">
            <text:p>0.074885</text:p>
          </table:table-cell>
          <table:table-cell table:style-name="Gnumeric-default" office:value-type="float" office:value="0.002431">
            <text:p>0.002431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0.074333">
            <text:p>0.074333</text:p>
          </table:table-cell>
          <table:table-cell table:style-name="Gnumeric-default" office:value-type="float" office:value="0.002385">
            <text:p>0.002385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average">
            <text:p>average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7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191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104447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scientific-number number:decimal-places="2" number:grouping="false" number:min-integer-digits="1" number:min-exponent-digits="2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82pt" style:use-optimal-row-height="true"/>
    </style:default-style>
  </office:styles>
  <office:automatic-styles>
    <style:page-layout style:name="pl-0x11255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ff7210" style:display-name="Sheet1" style:page-layout-name="pl-0x11255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unqing Dong</dc:creator>
    <dc:date>2014-10-28T19:18:13Z</dc:date>
    <dc:title>Tables</dc:title>
    <meta:creation-date>2014-10-28T14:41:51Z</meta:creation-date>
    <meta:editing-cycles>5</meta:editing-cycles>
    <meta:editing-duration>PT2H2M41S</meta:editing-duration>
    <meta:generator>gnumeric/1.10.17</meta:generator>
    <meta:initial-creator>Yunqing Dong</meta:initial-creator>
  </office:meta>
</office:document-meta>
</file>